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Ubuntu" fo:font-size="12pt" style:font-size-asian="12pt" style:font-size-complex="12pt"/>
    </style:style>
    <style:style style:name="T1" style:family="text">
      <style:text-properties fo:font-variant="normal" fo:text-transform="none" fo:color="#000000" style:text-line-through-style="none" style:text-line-through-type="none" style:font-name="Ubuntu" fo:font-size="12pt" fo:letter-spacing="normal" fo:font-style="normal" style:text-underline-style="none" fo:font-weight="normal" style:text-blinking="false" style:font-size-asian="12pt" style:font-size-complex="12pt"/>
    </style:style>
    <style:style style:name="T2" style:family="text">
      <style:text-properties fo:font-variant="normal" fo:text-transform="none" fo:color="#000000" style:font-name="Ubuntu" fo:font-size="12pt" fo:letter-spacing="normal" fo:font-style="normal" fo:font-weight="normal" officeooo:rsid="00023b26" style:font-size-asian="12pt" style:font-size-complex="12pt"/>
    </style:style>
    <style:style style:name="T3" style:family="text">
      <style:text-properties fo:font-variant="normal" fo:text-transform="none" fo:letter-spacing="normal"/>
    </style:style>
    <style:style style:name="T4" style:family="text">
      <style:text-properties fo:font-variant="normal" fo:text-transform="none" fo:letter-spacing="normal" fo:font-style="normal" fo:font-weight="normal"/>
    </style:style>
    <style:style style:name="T5" style:family="text">
      <style:text-properties officeooo:rsid="0004b660"/>
    </style:style>
    <style:style style:name="T6" style:family="text">
      <style:text-properties officeooo:rsid="0007f50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09A – My Post</text:p>
      <text:p text:style-name="P1"/>
      <text:p text:style-name="P1">6.09A Discussion</text:p>
      <text:p text:style-name="P1"/>
      <text:p text:style-name="P1"><text:span text:style-name="T4">A lot of people think a computer scientist is someone who is behind a keyboard typing all day and night. With this video you can see how many different careers and fields use computer science. Most of the people in the CS field are inspired by changing the world for the better. By studying computer science these people are enabled to solve problems quickly, think without instructions, and be creative, out of the box thinkers. I want to grow up to serve secure, cheap, and beautifully designed tech products to the entire world, computer science is helping me think on a large scale and helping me solve the problems that I will face. I will take computer science and apply it to the hardware and software side of things mainly, but use some of the problem solving skills I learn in the marketing and distribution</text:span><text:span text:style-name="T3"> </text:span><text:span text:style-name="T4">side of things.</text:span></text:p>
      <text:p text:style-name="P1"/>
      <text:p text:style-name="P1"/>
      <text:p text:style-name="Standard"><text:span text:style-name="T2">6.09B - My Response - </text:span><text:a xlink:type="simple" xlink:href="http://scde.mrooms.org/user/view.php?id=45419&amp;course=1753"><text:span text:style-name="T1">Connor Lockett</text:span></text:a><text:span text:style-name="T2"> </text:span></text:p>
      <text:p text:style-name="P1"/>
      <text:p text:style-name="P1">Re: 05.09: Power To Change The Worl<text:span text:style-name="T6">d</text:span></text:p>
      <text:p text:style-name="P1"/>
      <text:p text:style-name="P1">I agree that computers have started to take away human error in some fields and it is important. AI is what drives everything these days, from getting up to laying down at night you use several AI driven devices, even though you didn't realize it. In some instances we might want to stay away from AI's like cooking and crafting which puts uniqueness into our lives. I think being in the computer science field does make us world changers, but doesn't everyone change the world in a little or big way?</text:p>
      <text:p text:style-name="P1"/>
      <text:p text:style-name="P1">6.09C <text:s/>- My Response – <text:span text:style-name="T5">Hunter Kenley</text:span></text:p>
      <text:p text:style-name="P1"/>
      <text:p text:style-name="P1">Re: A Day in the Life</text:p>
      <text:p text:style-name="P1"/>
      <text:p text:style-name="P1">I also enjoyed the addressed stereotype issue. Even in my own school people think because I work in the programming field that I sit behind a computer every second I'm not at school. We have lives to! The older generation has always been stuck to older technology (excluding a few) because they grew up learning how to use it. They see companies being hacked and huge software/hardware blunders that scare them away from the newer tech. This is something I hope our generation can break and we can keep up with new te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Helvetica, Arial, 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charles </meta:initial-creator>
    <meta:creation-date>2014-10-26T14:07:33.989636812</meta:creation-date>
    <dc:date>2014-10-28T20:41:36.121733077</dc:date>
    <dc:creator>dcharles </dc:creator>
    <meta:editing-duration>PT49M20S</meta:editing-duration>
    <meta:editing-cycles>4</meta:editing-cycles>
    <meta:generator>LibreOffice/4.2.6.3$Linux_X86_64 LibreOffice_project/420m0$Build-3</meta:generator>
    <meta:document-statistic meta:table-count="0" meta:image-count="0" meta:object-count="0" meta:page-count="1" meta:paragraph-count="9" meta:word-count="363" meta:character-count="2014" meta:non-whitespace-character-count="1656"/>
  </office:meta>
</office:document-meta>
</file>